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FICHIER</text:p>
          </table:table-cell>
          <table:table-cell table:style-name="ce3" office:value-type="string" calcext:value-type="string">
            <text:p>::=</text:p>
          </table:table-cell>
          <table:table-cell table:style-name="ce5" office:value-type="string" calcext:value-type="string">
            <text:p>with Ada.Text_IO ; use Ada.Text_IO; PROCEDURE BEGIN_INSTR ; EOF</text:p>
          </table:table-cell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is PROC_FACT1</text:p>
          </table:table-cell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office:value-type="string" calcext:value-type="string">
            <text:p>BEGIN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begin PLUS_INSTR end BEGIN_INSTR_FACT</text:p>
          </table:table-cell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U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ECL PLUS_DECL_FACT</text:p>
          </table:table-cell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LUS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STR PLUS_INSTR_FACT</text:p>
          </table:table-cell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NSTR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ident DECL_FACT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TYPE DECL_FACT2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DECL_PROCEDURE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function ident DECL_FUNCTION</text:p>
          </table:table-cell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DECL_FACT2</text:p>
          </table:table-cell>
        </table:table-row>
        <table:table-row table:style-name="ro1">
          <table:table-cell office:value-type="string" calcext:value-type="string">
            <text:p>DECL_FACT_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ccess ident</text:p>
          </table:table-cell>
        </table:table-row>
        <table:table-row table:style-name="ro1">
          <table:table-cell office:value-type="string" calcext:value-type="string">
            <text:p>DECL_FACT₂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cord PLUS_CHAMPS end record ;</text:p>
          </table:table-cell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:=EXPR) ;</text:p>
          </table:table-cell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_DECL BEGIN_INSTR ;</text:p>
          </table:table-cell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IS_DECL BEGIN_INSTR ;</text:p>
          </table:table-cell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TYPE IS_DECL BEGIN_INSTR ;</text:p>
          </table:table-cell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return TYPE IS_DECL BEGIN_INSTR ;</text:p>
          </table:table-cell>
        </table:table-row>
        <table:table-row table:style-name="ro1">
          <table:table-cell office:value-type="string" calcext:value-type="string">
            <text:p>PLUS_IDEN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 PLUS_IDENT_FACT</text:p>
          </table:table-cell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, PLUS_IDENT</text:p>
          </table:table-cell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I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IS_DECL_FACT</text:p>
          </table:table-cell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: TYPE ;</text:p>
          </table:table-cell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DENT : TYPE ;</text:p>
          </table:table-cell>
        </table:table-row>
        <table:table-row table:style-name="ro1">
          <table:table-cell office:value-type="string" calcext:value-type="string">
            <text:p>PLUS_CHAMP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CHAMPS PLUS_CHAMPS_FACT</text:p>
          </table:table-cell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CHAMPS</text:p>
          </table:table-cell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ccess ident</text:p>
          </table:table-cell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PARAM</text:p>
          </table:table-cell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PARAM_FACT</text:p>
          </table:table-cell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END_PARAM</text:p>
          </table:table-cell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MODE TYPE END_PARAM</text:p>
          </table:table-cell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; PARAM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 MODE_FACT</text:p>
          </table:table-cell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1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ew ident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( PLUS_EXPR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character’val(EXPR) EXPR_BIS</text:p>
          </table:table-cell>
        </table:table-row>
        <table:table-row table:style-name="ro1">
          <table:table-cell office:value-type="string" calcext:value-type="string">
            <text:p>EXPR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r EXPR_BIS_FACT</text:p>
          </table:table-cell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1 EXPR_BIS</text:p>
          </table:table-cell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lse EXPR1 EXPR_BIS</text:p>
          </table:table-cell>
        </table:table-row>
        <table:table-row table:style-name="ro1">
          <table:table-cell table:style-name="ce1" office:value-type="string" calcext:value-type="string">
            <text:p>EXPR1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2 EXPR1_BIS</text:p>
          </table:table-cell>
        </table:table-row>
        <table:table-row table:style-name="ro1">
          <table:table-cell office:value-type="string" calcext:value-type="string">
            <text:p>EXPR1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nd EXPR1_BIS_FACT</text:p>
          </table:table-cell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 EXPR1_BIS</text:p>
          </table:table-cell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hen EXPR2 EXPR1_BIS</text:p>
          </table:table-cell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not EXPR2_FACT</text:p>
          </table:table-cell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</text:p>
          </table:table-cell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3</text:p>
          </table:table-cell>
        </table:table-row>
        <table:table-row table:style-name="ro1">
          <table:table-cell table:style-name="ce1" office:value-type="string" calcext:value-type="string">
            <text:p>EXPR2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3</text:p>
          </table:table-cell>
        </table:table-row>
        <table:table-row table:style-name="ro1">
          <table:table-cell table:style-name="ce1" office:value-type="string" calcext:value-type="string">
            <text:p>EXPR3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4 EXPR3_BIS</text:p>
          </table:table-cell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 EXPR4 EXPR3_BIS</text:p>
          </table:table-cell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 EXPR4 EXPR3_BIS</text:p>
          </table:table-cell>
        </table:table-row>
        <table:table-row table:style-name="ro1">
          <table:table-cell table:style-name="ce1" office:value-type="string" calcext:value-type="string">
            <text:p>EXPR4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 EXPR5 EXPR4_BIS</text:p>
          </table:table-cell>
        </table:table-row>
        <table:table-row table:style-name="ro1">
          <table:table-cell table:style-name="ce1" office:value-type="string" calcext:value-type="string">
            <text:p>EXPR5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6 EXPR5_BIS</text:p>
          </table:table-cell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 EXPR6 EXPR5_BIS</text:p>
          </table:table-cell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 EXPR6 EXPR5_BIS</text:p>
          </table:table-cell>
        </table:table-row>
        <table:table-row table:style-name="ro1">
          <table:table-cell table:style-name="ce1" office:value-type="string" calcext:value-type="string">
            <text:p>EXPR6</text:p>
          </table:table-cell>
          <table:table-cell table:style-name="ce3" office:value-type="string" calcext:value-type="string">
            <text:p>::=</text:p>
          </table:table-cell>
          <table:table-cell table:style-name="ce9" office:value-type="string" calcext:value-type="string">
            <text:p>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 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 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 EXPR7 EXPR6_BIS</text:p>
          </table:table-cell>
        </table:table-row>
        <table:table-row table:style-name="ro1">
          <table:table-cell office:value-type="string" calcext:value-type="string">
            <text:p>EXPR7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- EXPR7_FACT</text:p>
          </table:table-cell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7</text:p>
          </table:table-cell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8</text:p>
          </table:table-cell>
        </table:table-row>
        <table:table-row table:style-name="ro1">
          <table:table-cell table:style-name="ce1" office:value-type="string" calcext:value-type="string">
            <text:p>EXPR7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8</text:p>
          </table:table-cell>
        </table:table-row>
        <table:table-row table:style-name="ro1">
          <table:table-cell table:style-name="ce1" office:value-type="string" calcext:value-type="string">
            <text:p>EXPR8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9 EXPR8_BIS</text:p>
          </table:table-cell>
        </table:table-row>
        <table:table-row table:style-name="ro1">
          <table:table-cell table:style-name="ce1" office:value-type="string" calcext:value-type="string">
            <text:p>EXPR8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. ident EXPR8_BIS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entier&gt;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caractère&gt;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 EXPR )</text:p>
          </table:table-cell>
        </table:table-row>
        <table:table-row table:style-name="ro1">
          <table:table-cell table:style-name="ce1" office:value-type="string" calcext:value-type="string">
            <text:p>PLUS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END_EXPR</text:p>
          </table:table-cell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, EXPR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INSTR_IDENT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.ident:= EXPR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INSTR_RETURN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begin PLUS_INSTR end ;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f EXPR then PLUS_INSTR NEXT_IF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or ident in INSTR_FOR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</table:table-row>
        <table:table-row table:style-name="ro1">
          <table:table-cell table:style-name="ce1" office:value-type="string" calcext:value-type="string">
            <text:p>INSTR_IDENT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:= EXPR ;</text:p>
          </table:table-cell>
        </table:table-row>
        <table:table-row table:style-name="ro1">
          <table:table-cell table:style-name="ce1" office:value-type="string" calcext:value-type="string">
            <text:p>INSTR_IDENT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; ident (PLUS_EXPR ;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 ;</text:p>
          </table:table-cell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..EXPR loop PLUS_INSR end loop ;</text:p>
          </table:table-cell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verse EXPR..EXPR loop PLUS_INSR end loop ;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NSTR END_ELSE</text:p>
          </table:table-cell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then PLUS_INSTR END_ELSIF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nd OPERATEUR_AND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or OPERATEUR_OR</text:p>
          </table:table-cell>
        </table:table-row>
        <table:table-row table:style-name="ro1">
          <table:table-cell table:style-name="ce1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</text:p>
          </table:table-cell>
        </table:table-row>
        <table:table-row table:style-name="ro1">
          <table:table-cell table:style-name="ce1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hen</text:p>
          </table:table-cell>
        </table:table-row>
        <table:table-row table:style-name="ro1" table:number-rows-repeated="10484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3:50:29.281788698</meta:creation-date>
    <dc:date>2023-11-29T14:57:25.767124102</dc:date>
    <meta:editing-duration>PT19M46S</meta:editing-duration>
    <meta:editing-cycles>3</meta:editing-cycles>
    <meta:generator>LibreOffice/7.3.7.2$Linux_X86_64 LibreOffice_project/30$Build-2</meta:generator>
    <meta:document-statistic meta:table-count="1" meta:cell-count="405" meta:object-count="0"/>
  </office:meta>
</office:document-meta>
</file>